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itial_filter_c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lters_cnt</text:p>
          </table:table-cell>
          <table:table-cell office:value-type="string" calcext:value-type="string">
            <text:p>tx_erro</text:p>
          </table:table-cell>
          <table:table-cell office:value-type="string" calcext:value-type="string">
            <text:p>tx_accu</text:p>
          </table:table-cell>
          <table:table-cell office:value-type="string" calcext:value-type="string">
            <text:p>pred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66" calcext:value-type="float">
            <text:p>0,2366</text:p>
          </table:table-cell>
          <table:table-cell office:value-type="float" office:value="0.9266" calcext:value-type="float">
            <text:p>0,9266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52" calcext:value-type="float">
            <text:p>0,1652</text:p>
          </table:table-cell>
          <table:table-cell office:value-type="float" office:value="0.9542" calcext:value-type="float">
            <text:p>0,9542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413" calcext:value-type="float">
            <text:p>0,1413</text:p>
          </table:table-cell>
          <table:table-cell office:value-type="float" office:value="0.9605" calcext:value-type="float">
            <text:p>0,960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62" calcext:value-type="float">
            <text:p>0,1562</text:p>
          </table:table-cell>
          <table:table-cell office:value-type="float" office:value="0.9589" calcext:value-type="float">
            <text:p>0,9589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012" calcext:value-type="float">
            <text:p>0,1012</text:p>
          </table:table-cell>
          <table:table-cell office:value-type="float" office:value="0.9698" calcext:value-type="float">
            <text:p>0,969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788" calcext:value-type="float">
            <text:p>0,0788</text:p>
          </table:table-cell>
          <table:table-cell office:value-type="float" office:value="0.9757" calcext:value-type="float">
            <text:p>0,975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64" calcext:value-type="float">
            <text:p>0,0664</text:p>
          </table:table-cell>
          <table:table-cell office:value-type="float" office:value="0.9798" calcext:value-type="float">
            <text:p>0,9798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34" calcext:value-type="float">
            <text:p>0,0734</text:p>
          </table:table-cell>
          <table:table-cell office:value-type="float" office:value="0.9784" calcext:value-type="float">
            <text:p>0,978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663" calcext:value-type="float">
            <text:p>0,0663</text:p>
          </table:table-cell>
          <table:table-cell office:value-type="float" office:value="0.9811" calcext:value-type="float">
            <text:p>0,981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81" calcext:value-type="float">
            <text:p>0,0681</text:p>
          </table:table-cell>
          <table:table-cell office:value-type="float" office:value="0.9801" calcext:value-type="float">
            <text:p>0,980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772" calcext:value-type="float">
            <text:p>0,0772</text:p>
          </table:table-cell>
          <table:table-cell office:value-type="float" office:value="0.9765" calcext:value-type="float">
            <text:p>0,976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816" calcext:value-type="float">
            <text:p>0,0816</text:p>
          </table:table-cell>
          <table:table-cell office:value-type="float" office:value="0.9756" calcext:value-type="float">
            <text:p>0,975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672" calcext:value-type="float">
            <text:p>0,0672</text:p>
          </table:table-cell>
          <table:table-cell office:value-type="float" office:value="0.9785" calcext:value-type="float">
            <text:p>0,978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87" calcext:value-type="float">
            <text:p>0,0587</text:p>
          </table:table-cell>
          <table:table-cell office:value-type="float" office:value="0.9826" calcext:value-type="float">
            <text:p>0,982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62" calcext:value-type="float">
            <text:p>0,062</text:p>
          </table:table-cell>
          <table:table-cell office:value-type="float" office:value="0.9785" calcext:value-type="float">
            <text:p>0,978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726" calcext:value-type="float">
            <text:p>0,0726</text:p>
          </table:table-cell>
          <table:table-cell office:value-type="float" office:value="0.9795" calcext:value-type="float">
            <text:p>0,979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761" calcext:value-type="float">
            <text:p>0,0761</text:p>
          </table:table-cell>
          <table:table-cell office:value-type="float" office:value="0.9771" calcext:value-type="float">
            <text:p>0,977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688" calcext:value-type="float">
            <text:p>0,0688</text:p>
          </table:table-cell>
          <table:table-cell office:value-type="float" office:value="0.9808" calcext:value-type="float">
            <text:p>0,980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586" calcext:value-type="float">
            <text:p>0,0586</text:p>
          </table:table-cell>
          <table:table-cell office:value-type="float" office:value="0.9823" calcext:value-type="float">
            <text:p>0,982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95" calcext:value-type="float">
            <text:p>0,0495</text:p>
          </table:table-cell>
          <table:table-cell office:value-type="float" office:value="0.9845" calcext:value-type="float">
            <text:p>0,984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602" calcext:value-type="float">
            <text:p>0,0602</text:p>
          </table:table-cell>
          <table:table-cell office:value-type="float" office:value="0.9828" calcext:value-type="float">
            <text:p>0,982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583" calcext:value-type="float">
            <text:p>0,0583</text:p>
          </table:table-cell>
          <table:table-cell office:value-type="float" office:value="0.982" calcext:value-type="float">
            <text:p>0,98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717" calcext:value-type="float">
            <text:p>0,0717</text:p>
          </table:table-cell>
          <table:table-cell office:value-type="float" office:value="0.98" calcext:value-type="float">
            <text:p>0,9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501" calcext:value-type="float">
            <text:p>0,0501</text:p>
          </table:table-cell>
          <table:table-cell office:value-type="float" office:value="0.9853" calcext:value-type="float">
            <text:p>0,985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509" calcext:value-type="float">
            <text:p>0,0509</text:p>
          </table:table-cell>
          <table:table-cell office:value-type="float" office:value="0.9837" calcext:value-type="float">
            <text:p>0,983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641" calcext:value-type="float">
            <text:p>0,0641</text:p>
          </table:table-cell>
          <table:table-cell office:value-type="float" office:value="0.9799" calcext:value-type="float">
            <text:p>0,979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524" calcext:value-type="float">
            <text:p>0,0524</text:p>
          </table:table-cell>
          <table:table-cell office:value-type="float" office:value="0.9858" calcext:value-type="float">
            <text:p>0,985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613" calcext:value-type="float">
            <text:p>0,0613</text:p>
          </table:table-cell>
          <table:table-cell office:value-type="float" office:value="0.9807" calcext:value-type="float">
            <text:p>0,9807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745" calcext:value-type="float">
            <text:p>0,0745</text:p>
          </table:table-cell>
          <table:table-cell office:value-type="float" office:value="0.9796" calcext:value-type="float">
            <text:p>0,979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517" calcext:value-type="float">
            <text:p>0,0517</text:p>
          </table:table-cell>
          <table:table-cell office:value-type="float" office:value="0.9847" calcext:value-type="float">
            <text:p>0,984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742" calcext:value-type="float">
            <text:p>0,0742</text:p>
          </table:table-cell>
          <table:table-cell office:value-type="float" office:value="0.9785" calcext:value-type="float">
            <text:p>0,978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608" calcext:value-type="float">
            <text:p>0,0608</text:p>
          </table:table-cell>
          <table:table-cell office:value-type="float" office:value="0.9831" calcext:value-type="float">
            <text:p>0,983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535" calcext:value-type="float">
            <text:p>0,0535</text:p>
          </table:table-cell>
          <table:table-cell office:value-type="float" office:value="0.9846" calcext:value-type="float">
            <text:p>0,984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608" calcext:value-type="float">
            <text:p>0,0608</text:p>
          </table:table-cell>
          <table:table-cell office:value-type="float" office:value="0.9815" calcext:value-type="float">
            <text:p>0,981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555" calcext:value-type="float">
            <text:p>0,0555</text:p>
          </table:table-cell>
          <table:table-cell office:value-type="float" office:value="0.984" calcext:value-type="float">
            <text:p>0,98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641" calcext:value-type="float">
            <text:p>0,0641</text:p>
          </table:table-cell>
          <table:table-cell office:value-type="float" office:value="0.9805" calcext:value-type="float">
            <text:p>0,980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514" calcext:value-type="float">
            <text:p>0,0514</text:p>
          </table:table-cell>
          <table:table-cell office:value-type="float" office:value="0.9843" calcext:value-type="float">
            <text:p>0,984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596" calcext:value-type="float">
            <text:p>0,0596</text:p>
          </table:table-cell>
          <table:table-cell office:value-type="float" office:value="0.9816" calcext:value-type="float">
            <text:p>0,981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574" calcext:value-type="float">
            <text:p>0,0574</text:p>
          </table:table-cell>
          <table:table-cell office:value-type="float" office:value="0.9828" calcext:value-type="float">
            <text:p>0,982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493" calcext:value-type="float">
            <text:p>0,0493</text:p>
          </table:table-cell>
          <table:table-cell office:value-type="float" office:value="0.9836" calcext:value-type="float">
            <text:p>0,9836</text:p>
          </table:table-cell>
          <table:table-cell office:value-type="float" office:value="164" calcext:value-type="float">
            <text:p>164</text:p>
          </table:table-cell>
        </table:table-row>
      </table:table>
      <table:table table:name="Planilha2" table:style-name="ta1">
        <table:shapes>
          <draw:frame draw:z-index="0" draw:style-name="gr1" draw:text-style-name="P1" svg:width="41.191cm" svg:height="23.177cm" svg:x="0.028cm" svg:y="0cm">
            <draw:object draw:notify-on-update-of-ranges="initial_filter_cnt.A2:initial_filter_cnt.A41 initial_filter_cnt.B2:initial_filter_cnt.B41 initial_filter_cnt.A2:initial_filter_cnt.A41 initial_filter_cnt.C2:initial_filter_cnt.C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table table:name="Planilha3" table:style-name="ta1">
        <table:shapes>
          <draw:frame draw:z-index="0" draw:style-name="gr1" draw:text-style-name="P1" svg:width="41.191cm" svg:height="23.177cm" svg:x="0.001cm" svg:y="0.001cm">
            <draw:object draw:notify-on-update-of-ranges="initial_filter_cnt.A2:initial_filter_cnt.A41 initial_filter_cnt.D2:initial_filter_cnt.D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22T22:21:07.528995649</dc:date>
    <meta:editing-duration>PT2M25S</meta:editing-duration>
    <meta:editing-cycles>1</meta:editing-cycles>
    <meta:document-statistic meta:table-count="3" meta:cell-count="164" meta:object-count="2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Iosevka" style:font-style-name="Regular" fo:font-size="18pt" fo:font-style="italic" fo:font-weight="bold" style:font-size-asian="13pt" style:font-size-complex="13pt"/>
    </style:style>
    <style:style style:name="ch3" style:family="chart">
      <style:chart-properties style:rotation-angle="0"/>
      <style:text-properties fo:font-family="Iosevka" style:font-style-name="Itálico Negrito" fo:font-size="14pt" fo:font-style="italic" fo:font-weight="bold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Iosevka" style:font-style-name="Regular" fo:font-size="10.5pt" fo:font-weight="bold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Iosevka" style:font-style-name="Itálico Negrito" fo:font-size="14pt" fo:font-style="italic" fo:font-weight="bold" style:font-size-asian="9pt" style:font-size-complex="9pt"/>
    </style:style>
    <style:style style:name="ch8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Iosevka" style:font-style-name="Itálico Negrito" fo:font-size="14pt" fo:font-style="italic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5308d" draw:fill-color="#55308d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e8a202" draw:fill-color="#e8a202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1.192cm" svg:height="23.178cm" xlink:href=".." xlink:type="simple" chart:class="chart:scatter" chart:style-name="ch1">
        <chart:title svg:x="14.804cm" svg:y="0.999cm" chart:style-name="ch2">
          <text:p>Variando Núm. de Filtros Iniciais</text:p>
        </chart:title>
        <chart:subtitle svg:x="17.701cm" svg:y="2.008cm" chart:style-name="ch3">
          <text:p>CNN com 2 camadas</text:p>
        </chart:subtitle>
        <chart:legend chart:legend-position="end" svg:x="38.256cm" svg:y="10.958cm" style:legend-expansion="high" chart:style-name="ch4"/>
        <chart:plot-area chart:style-name="ch5" table:cell-range-address="initial_filter_cnt.A2:initial_filter_cnt.C41" chart:data-source-has-labels="row" svg:x="2.219cm" svg:y="3.643cm" svg:width="35.214cm" svg:height="17.706cm">
          <chartooo:coordinate-region svg:x="2.978cm" svg:y="3.856cm" svg:width="34.256cm" svg:height="16.819cm"/>
          <chart:axis chart:dimension="x" chart:name="primary-x" chart:style-name="ch6">
            <chart:title svg:x="17.832cm" svg:y="21.813cm" chart:style-name="ch7">
              <text:p>Núm. de Filtros</text:p>
            </chart:title>
          </chart:axis>
          <chart:axis chart:dimension="y" chart:name="primary-y" chart:style-name="ch8">
            <chart:title svg:x="0.451cm" svg:y="13.093cm" chart:style-name="ch9">
              <text:p>Taxa</text:p>
            </chart:title>
            <chart:grid chart:style-name="ch10" chart:class="major"/>
          </chart:axis>
          <chart:series chart:style-name="ch11" chart:values-cell-range-address="initial_filter_cnt.B2:initial_filter_cnt.B41" loext:label-string="erro" chart:class="chart:scatter">
            <chart:domain table:cell-range-address="initial_filter_cnt.A2:initial_filter_cnt.A41"/>
            <chart:data-point chart:repeated="40"/>
          </chart:series>
          <chart:series chart:style-name="ch12" chart:values-cell-range-address="initial_filter_cnt.C2:initial_filter_cnt.C41" loext:label-string="acurácia" chart:class="chart:scatter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erro</text:p>
              </table:table-cell>
              <table:table-cell office:value-type="string">
                <text:p>acuráci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initial_filter_cnt.A2:initial_filter_cnt.A41</svg:desc>
                </draw:g>
              </table:table-cell>
              <table:table-cell office:value-type="float" office:value="0.2366">
                <text:p>0.2366</text:p>
                <draw:g>
                  <svg:desc>initial_filter_cnt.B2:initial_filter_cnt.B41</svg:desc>
                </draw:g>
              </table:table-cell>
              <table:table-cell office:value-type="float" office:value="0.9266">
                <text:p>0.9266</text:p>
                <draw:g>
                  <svg:desc>initial_filter_cnt.C2:initial_filter_cnt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652">
                <text:p>0.1652</text:p>
              </table:table-cell>
              <table:table-cell office:value-type="float" office:value="0.9542">
                <text:p>0.95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413">
                <text:p>0.1413</text:p>
              </table:table-cell>
              <table:table-cell office:value-type="float" office:value="0.9605">
                <text:p>0.96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562">
                <text:p>0.1562</text:p>
              </table:table-cell>
              <table:table-cell office:value-type="float" office:value="0.9589">
                <text:p>0.95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012">
                <text:p>0.1012</text:p>
              </table:table-cell>
              <table:table-cell office:value-type="float" office:value="0.9698">
                <text:p>0.9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788">
                <text:p>0.0788</text:p>
              </table:table-cell>
              <table:table-cell office:value-type="float" office:value="0.9757">
                <text:p>0.97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664">
                <text:p>0.0664</text:p>
              </table:table-cell>
              <table:table-cell office:value-type="float" office:value="0.9798">
                <text:p>0.97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734">
                <text:p>0.0734</text:p>
              </table:table-cell>
              <table:table-cell office:value-type="float" office:value="0.9784">
                <text:p>0.97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663">
                <text:p>0.0663</text:p>
              </table:table-cell>
              <table:table-cell office:value-type="float" office:value="0.9811">
                <text:p>0.98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681">
                <text:p>0.0681</text:p>
              </table:table-cell>
              <table:table-cell office:value-type="float" office:value="0.9801">
                <text:p>0.98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772">
                <text:p>0.0772</text:p>
              </table:table-cell>
              <table:table-cell office:value-type="float" office:value="0.9765">
                <text:p>0.97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816">
                <text:p>0.0816</text:p>
              </table:table-cell>
              <table:table-cell office:value-type="float" office:value="0.9756">
                <text:p>0.97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672">
                <text:p>0.0672</text:p>
              </table:table-cell>
              <table:table-cell office:value-type="float" office:value="0.9785">
                <text:p>0.97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587">
                <text:p>0.0587</text:p>
              </table:table-cell>
              <table:table-cell office:value-type="float" office:value="0.9826">
                <text:p>0.98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62">
                <text:p>0.062</text:p>
              </table:table-cell>
              <table:table-cell office:value-type="float" office:value="0.9785">
                <text:p>0.97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726">
                <text:p>0.0726</text:p>
              </table:table-cell>
              <table:table-cell office:value-type="float" office:value="0.9795">
                <text:p>0.97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761">
                <text:p>0.0761</text:p>
              </table:table-cell>
              <table:table-cell office:value-type="float" office:value="0.9771">
                <text:p>0.97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688">
                <text:p>0.0688</text:p>
              </table:table-cell>
              <table:table-cell office:value-type="float" office:value="0.9808">
                <text:p>0.98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586">
                <text:p>0.0586</text:p>
              </table:table-cell>
              <table:table-cell office:value-type="float" office:value="0.9823">
                <text:p>0.98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495">
                <text:p>0.0495</text:p>
              </table:table-cell>
              <table:table-cell office:value-type="float" office:value="0.9845">
                <text:p>0.98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602">
                <text:p>0.0602</text:p>
              </table:table-cell>
              <table:table-cell office:value-type="float" office:value="0.9828">
                <text:p>0.98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583">
                <text:p>0.0583</text:p>
              </table:table-cell>
              <table:table-cell office:value-type="float" office:value="0.982">
                <text:p>0.9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717">
                <text:p>0.0717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501">
                <text:p>0.0501</text:p>
              </table:table-cell>
              <table:table-cell office:value-type="float" office:value="0.9853">
                <text:p>0.98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509">
                <text:p>0.0509</text:p>
              </table:table-cell>
              <table:table-cell office:value-type="float" office:value="0.9837">
                <text:p>0.98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641">
                <text:p>0.0641</text:p>
              </table:table-cell>
              <table:table-cell office:value-type="float" office:value="0.9799">
                <text:p>0.97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524">
                <text:p>0.0524</text:p>
              </table:table-cell>
              <table:table-cell office:value-type="float" office:value="0.9858">
                <text:p>0.98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613">
                <text:p>0.0613</text:p>
              </table:table-cell>
              <table:table-cell office:value-type="float" office:value="0.9807">
                <text:p>0.98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745">
                <text:p>0.0745</text:p>
              </table:table-cell>
              <table:table-cell office:value-type="float" office:value="0.9796">
                <text:p>0.97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517">
                <text:p>0.0517</text:p>
              </table:table-cell>
              <table:table-cell office:value-type="float" office:value="0.9847">
                <text:p>0.98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742">
                <text:p>0.0742</text:p>
              </table:table-cell>
              <table:table-cell office:value-type="float" office:value="0.9785">
                <text:p>0.97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608">
                <text:p>0.0608</text:p>
              </table:table-cell>
              <table:table-cell office:value-type="float" office:value="0.9831">
                <text:p>0.98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535">
                <text:p>0.0535</text:p>
              </table:table-cell>
              <table:table-cell office:value-type="float" office:value="0.9846">
                <text:p>0.98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608">
                <text:p>0.0608</text:p>
              </table:table-cell>
              <table:table-cell office:value-type="float" office:value="0.9815">
                <text:p>0.98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555">
                <text:p>0.0555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641">
                <text:p>0.0641</text:p>
              </table:table-cell>
              <table:table-cell office:value-type="float" office:value="0.9805">
                <text:p>0.98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514">
                <text:p>0.0514</text:p>
              </table:table-cell>
              <table:table-cell office:value-type="float" office:value="0.9843">
                <text:p>0.98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596">
                <text:p>0.0596</text:p>
              </table:table-cell>
              <table:table-cell office:value-type="float" office:value="0.9816">
                <text:p>0.98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574">
                <text:p>0.0574</text:p>
              </table:table-cell>
              <table:table-cell office:value-type="float" office:value="0.9828">
                <text:p>0.98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493">
                <text:p>0.0493</text:p>
              </table:table-cell>
              <table:table-cell office:value-type="float" office:value="0.9836">
                <text:p>0.98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Iosevka" style:font-style-name="Regular" fo:font-size="18pt" fo:font-style="italic" fo:font-weight="bold" style:font-size-asian="13pt" style:font-size-complex="13pt"/>
    </style:style>
    <style:style style:name="ch3" style:family="chart">
      <style:chart-properties style:rotation-angle="0"/>
      <style:text-properties fo:font-family="Iosevka" style:font-style-name="Itálico Negrito" fo:font-size="14pt" fo:font-style="italic" fo:font-weight="bold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Iosevka" style:font-style-name="Itálico Negrito" fo:font-size="14pt" fo:font-style="italic" fo:font-weight="bold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Iosevka" style:font-style-name="Itálico Negrito" fo:font-size="14pt" fo:font-style="italic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5308d" draw:fill-color="#55308d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1.192cm" svg:height="23.178cm" xlink:href=".." xlink:type="simple" chart:class="chart:scatter" chart:style-name="ch1">
        <chart:title svg:x="14.306cm" svg:y="0.999cm" chart:style-name="ch2">
          <text:p>Variando Núm. de Filtros Iniciais</text:p>
        </chart:title>
        <chart:subtitle svg:x="17.703cm" svg:y="2.01cm" chart:style-name="ch3">
          <text:p>CNN com 2 camadas</text:p>
        </chart:subtitle>
        <chart:plot-area chart:style-name="ch4" table:cell-range-address="initial_filter_cnt.A2:initial_filter_cnt.A41 initial_filter_cnt.D2:initial_filter_cnt.D41" chart:data-source-has-labels="row" svg:x="2.219cm" svg:y="3.643cm" svg:width="38.15cm" svg:height="17.706cm">
          <chartooo:coordinate-region svg:x="3.063cm" svg:y="3.856cm" svg:width="37.107cm" svg:height="16.819cm"/>
          <chart:axis chart:dimension="x" chart:name="primary-x" chart:style-name="ch5">
            <chart:title svg:x="19.3cm" svg:y="21.813cm" chart:style-name="ch6">
              <text:p>Núm. de Filtros</text:p>
            </chart:title>
          </chart:axis>
          <chart:axis chart:dimension="y" chart:name="primary-y" chart:style-name="ch7">
            <chart:title svg:x="0.451cm" svg:y="14.744cm" chart:style-name="ch8">
              <text:p>Erros de predição</text:p>
            </chart:title>
            <chart:grid chart:style-name="ch9" chart:class="major"/>
          </chart:axis>
          <chart:series chart:style-name="ch10" chart:values-cell-range-address="initial_filter_cnt.D2:initial_filter_cnt.D41" loext:label-string="erro" chart:class="chart:scatter">
            <chart:domain table:cell-range-address="initial_filter_cnt.A2:initial_filter_cnt.A41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err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initial_filter_cnt.A2:initial_filter_cnt.A41</svg:desc>
                </draw:g>
              </table:table-cell>
              <table:table-cell office:value-type="float" office:value="734">
                <text:p>734</text:p>
                <draw:g>
                  <svg:desc>initial_filter_cnt.D2:initial_filter_cnt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64">
                <text:p>1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